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8c3" officeooo:paragraph-rsid="000a1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EWZRXtcb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00:04:01.508584778</meta:creation-date>
    <dc:date>2021-11-14T00:04:12.566720428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4.7.2$Linux_X86_64 LibreOffice_project/40$Build-2</meta:generator>
  </office:meta>
</office:document-meta>
</file>